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5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GROVET FLORED'S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16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JIMMY POOL MESONES PEREZ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BARTUREN BECERRA, JUSTA FLO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FRANCES ROJO (POLLIPAVOS)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4654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30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8T15:36:00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